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f591" officeooo:paragraph-rsid="0012f591" style:font-weight-asian="bold" style:font-weight-complex="bold"/>
    </style:style>
    <style:style style:name="P2" style:family="paragraph" style:parent-style-name="Standard">
      <style:text-properties fo:font-weight="normal" officeooo:rsid="0012f591" officeooo:paragraph-rsid="0012f591" style:font-weight-asian="normal" style:font-weight-complex="normal"/>
    </style:style>
    <style:style style:name="P3" style:family="paragraph" style:parent-style-name="Standard">
      <style:text-properties fo:font-weight="normal" officeooo:rsid="0012f591" officeooo:paragraph-rsid="0012f591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6732" style:font-style-asian="italic" style:font-style-complex="italic"/>
    </style:style>
    <style:style style:name="T3" style:family="text">
      <style:text-properties officeooo:rsid="0013ae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ing Convention Guideline</text:p>
      <text:p text:style-name="P1"/>
      <text:p text:style-name="P2">1. Follow <text:span text:style-name="T2">lower_case</text:span> naming convention in general.</text:p>
      <text:p text:style-name="P2"/>
      <text:p text:style-name="P2">2. For the user tables write meaningful names, preferably in singular form.</text:p>
      <text:p text:style-name="P2"/>
      <text:p text:style-name="P2">3. Column names in the table should not redundantly have the name of the table.</text:p>
      <text:p text:style-name="P2"><text:tab/>For example: It is understood that we would have name of employees in employee table,</text:p>
      <text:p text:style-name="P2"><text:tab/><text:tab/><text:tab/>use <text:span text:style-name="T1">employee.name</text:span> instead of employee.employee_name</text:p>
      <text:p text:style-name="P2"/>
      <text:p text:style-name="P2">4. It is always a good practice to specify limit in all the queries run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4:12:38.533021372</meta:creation-date>
    <dc:date>2017-07-03T08:10:55.674257617</dc:date>
    <meta:editing-duration>PT46M1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72" meta:character-count="443" meta:non-whitespace-character-count="374"/>
  </office:meta>
</office:document-meta>
</file>